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774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4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4.7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8cm" svg:height="1.6cm" svg:x="13.728cm" svg:y="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4cm" svg:height="1.3cm" svg:x="11.928cm" svg:y="7.1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4cm" svg:height="1.3cm" svg:x="11.828cm" svg:y="10.6cm">
          <text:p text:style-name="P1">Aktivität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528cm" svg:y1="11.9cm" svg:x2="10.95cm" svg:y2="14.3cm" draw:start-shape="id1" draw:start-glue-point="2" draw:end-shape="id2" draw:end-glue-point="0" svg:d="M14528 11900l-3578 2400" svg:viewBox="0 0 3579 2401">
          <text:p/>
        </draw:connector>
        <draw:custom-shape draw:style-name="gr4" draw:text-style-name="P1" xml:id="id4" draw:id="id4" draw:layer="layout" svg:width="0.9cm" svg:height="0.9cm" svg:x="14.128cm" svg:y="5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4.628cm" svg:y1="4.6cm" svg:x2="14.578cm" svg:y2="5.3cm" draw:start-shape="id3" draw:start-glue-point="8" draw:end-shape="id4" draw:end-glue-point="4" svg:d="M14628 4600l-50 700" svg:viewBox="0 0 51 701">
          <text:p/>
        </draw:connector>
        <draw:connector draw:style-name="gr3" draw:text-style-name="P2" draw:layer="layout" draw:type="line" svg:x1="14.578cm" svg:y1="6.2cm" svg:x2="14.628cm" svg:y2="7.1cm" draw:start-shape="id4" draw:start-glue-point="6" draw:end-shape="id5" draw:end-glue-point="0" svg:d="M14578 6200l50 900" svg:viewBox="0 0 51 901">
          <text:p/>
        </draw:connector>
        <draw:custom-shape draw:style-name="gr5" draw:text-style-name="P1" xml:id="id6" draw:id="id6" draw:layer="layout" svg:width="0.8cm" svg:height="0.8cm" svg:x="14.207cm" svg:y="9.1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7" draw:id="id7" draw:layer="layout" svg:width="4.6cm" svg:height="1.2cm" svg:x="19.928cm" svg:y="8.7cm">
          <text:p text:style-name="P1">Registrieru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628cm" svg:y1="8.4cm" svg:x2="14.607cm" svg:y2="9.119cm" draw:start-shape="id5" draw:start-glue-point="2" draw:end-shape="id6" draw:end-glue-point="4" svg:d="M14628 8400l-21 719" svg:viewBox="0 0 22 720">
          <text:p/>
        </draw:connector>
        <draw:connector draw:style-name="gr3" draw:text-style-name="P2" draw:layer="layout" draw:type="line" svg:x1="14.607cm" svg:y1="9.919cm" svg:x2="14.528cm" svg:y2="10.6cm" draw:start-shape="id6" draw:start-glue-point="6" draw:end-shape="id1" draw:end-glue-point="0" svg:d="M14607 9919l-79 681" svg:viewBox="0 0 80 682">
          <text:p/>
        </draw:connector>
        <draw:connector draw:style-name="gr3" draw:text-style-name="P2" draw:layer="layout" draw:type="line" svg:x1="15.007cm" svg:y1="9.519cm" svg:x2="19.928cm" svg:y2="9.3cm" draw:start-shape="id6" draw:start-glue-point="7" draw:end-shape="id7" draw:end-glue-point="3" svg:d="M15007 9519l4921-219" svg:viewBox="0 0 4922 220">
          <text:p/>
        </draw:connector>
        <draw:connector draw:style-name="gr3" draw:text-style-name="P2" draw:layer="layout" draw:line-skew="-2.8cm" svg:x1="14.207cm" svg:y1="9.519cm" svg:x2="14.128cm" svg:y2="5.75cm" draw:start-shape="id6" draw:start-glue-point="5" draw:end-shape="id4" draw:end-glue-point="5" svg:d="M14207 9519h-3380v-3769h3301" svg:viewBox="0 0 3381 3770">
          <text:p/>
        </draw:connector>
        <draw:custom-shape draw:style-name="gr7" draw:text-style-name="P1" xml:id="id8" draw:id="id8" draw:layer="layout" svg:width="5.2cm" svg:height="1.3cm" svg:x="17cm" svg:y="14.4cm">
          <text:p text:style-name="P1">Aktivität erstell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528cm" svg:y1="11.9cm" svg:x2="19.6cm" svg:y2="14.4cm" draw:start-shape="id1" draw:start-glue-point="2" draw:end-shape="id8" draw:end-glue-point="0" svg:d="M14528 11900l5072 2500" svg:viewBox="0 0 5073 2501">
          <text:p/>
        </draw:connector>
        <draw:connector draw:style-name="gr3" draw:text-style-name="P2" draw:layer="layout" draw:type="curve" svg:x1="24.528cm" svg:y1="9.3cm" svg:x2="17.328cm" svg:y2="7.75cm" draw:start-shape="id7" draw:start-glue-point="1" draw:end-shape="id5" draw:end-glue-point="1" svg:d="M24528 9300c751 0 4351-1550-7200-1550" svg:viewBox="0 0 8322 1551">
          <text:p/>
        </draw:connector>
        <draw:custom-shape draw:style-name="gr8" draw:text-style-name="P1" xml:id="id2" draw:id="id2" draw:layer="layout" svg:width="5.5cm" svg:height="1.3cm" svg:x="8.2cm" svg:y="14.3cm">
          <text:p text:style-name="P1">Ti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8.2cm" svg:y1="14.95cm" svg:x2="11.828cm" svg:y2="11.25cm" draw:start-shape="id2" draw:start-glue-point="3" draw:end-shape="id1" draw:end-glue-point="3" svg:d="M8200 14950c-751 0-2565-3700 3628-3700" svg:viewBox="0 0 4466 3701">
          <text:p/>
        </draw:connector>
        <draw:connector draw:style-name="gr3" draw:text-style-name="P2" draw:layer="layout" draw:type="curve" svg:x1="22.2cm" svg:y1="15.05cm" svg:x2="17.228cm" svg:y2="11.25cm" draw:start-shape="id8" draw:start-glue-point="1" draw:end-shape="id1" draw:end-glue-point="1" svg:d="M22200 15050c751 0 3237-3800-4972-3800" svg:viewBox="0 0 5917 3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5:25:44.524447660</meta:creation-date>
    <dc:date>2019-05-18T14:05:51.444329242</dc:date>
    <meta:editing-duration>P3DT4H5M21S</meta:editing-duration>
    <meta:editing-cycles>3</meta:editing-cycles>
    <meta:generator>LibreOffice/6.1.2.1$MacOSX_X86_64 LibreOffice_project/65905a128db06ba48db947242809d14d3f9a93fe</meta:generator>
    <meta:document-statistic meta:object-count="19"/>
  </office:meta>
</office:document-meta>
</file>